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Kartika" svg:font-family="Kartik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margin-left="0cm" fo:margin-right="0cm" fo:line-height="150%" fo:text-align="justify" style:justify-single-word="false" fo:text-indent="1.27cm" style:auto-text-indent="false"/>
      <style:text-properties style:font-name="Times New Roman" fo:font-size="16pt" fo:language="en" fo:country="US" style:font-size-asian="16pt" style:font-name-complex="Times New Roman1" style:font-size-complex="16pt" style:language-complex="ar" style:country-complex="SA" style:font-weight-complex="bold"/>
    </style:style>
    <style:style style:name="P3" style:family="paragraph" style:parent-style-name="Standard" style:master-page-name="Standard">
      <style:paragraph-properties fo:text-align="center" style:justify-single-word="false" style:page-number="auto"/>
    </style:style>
    <style:style style:name="T1" style:family="text">
      <style:text-properties style:font-name="Times New Roman" fo:font-size="16pt" fo:language="en" fo:country="US" fo:font-weight="bold" style:font-size-asian="16pt" style:font-weight-asian="bold" style:font-name-complex="Times New Roman1" style:font-size-complex="16pt" style:font-weight-complex="bold"/>
    </style:style>
    <style:style style:name="T2" style:family="text">
      <style:text-properties style:font-name="Times New Roman" fo:font-size="16pt" fo:language="en" fo:country="US" style:font-size-asian="16pt" style:font-name-complex="Times New Roman1" style:font-size-complex="16pt" style:language-complex="ar" style:country-complex="SA" style:font-weight-complex="bold"/>
    </style:style>
    <style:style style:name="T3" style:family="text">
      <style:text-properties style:font-name="Times New Roman" fo:font-size="12pt" fo:language="en" fo:country="US" style:font-size-asian="12pt" style:font-name-complex="Times New Roman1" style:font-size-complex="12pt" style:language-complex="ar" style:country-complex="SA" style:font-weight-complex="bold"/>
    </style:style>
    <style:style style:name="T4" style:family="text">
      <style:text-properties style:font-name="Times New Roman" fo:font-size="12pt" fo:language="en" fo:country="US" officeooo:rsid="0019dce6" style:font-size-asian="12pt" style:font-name-complex="Times New Roman1" style:font-size-complex="12pt" style:language-complex="ar" style:country-complex="SA" style:font-weight-complex="bold"/>
    </style:style>
    <style:style style:name="T5" style:family="text">
      <style:text-properties fo:color="#000000" style:font-name="Times New Roman" fo:font-size="12pt" style:font-size-asian="12pt" style:font-name-complex="Times New Roman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BSTRACT</text:span></text:p>
      <text:p text:style-name="P2"/>
      <text:p text:style-name="P1"><text:span text:style-name="T3">Driver inattention is one of the main causes of traffic accidents. Monitoring a driver to detect inattention is a complex problem that involves physiological and behavioral elements.</text:span><text:span text:style-name="T5"> <text:s/>Many approaches have been made to find a solution to this problem. This project tries to detect a sleepy driver on the basis of his eye blinking rate. An IR based system is implemented to know whether the eye is open or closed. Depending on the frequency and the closure period calculated from the inputs to the eye blink sensor, it is determined if the driver is sleeping or not. The eye blink sensor comes as an attachable module which could also be placed on the spectacles of a driver, if he uses one. <text:s/></text:span><text:span text:style-name="T3">A warning is is</text:span><text:bookmark text:name="_GoBack"/><text:span text:style-name="T3">sued to the driver to take a break.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Kartika" svg:font-family="Kartik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Kartika" style:font-size-complex="11pt" style:language-complex="ml" style:country-complex="IN"/>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Calibri1" style:font-size-asian="11pt" style:language-asian="en" style:country-asian="US" style:font-name-complex="Kartika" style:font-size-complex="11pt" style:language-complex="ml"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00%"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family-generic="roman"/>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family-generic="roman"/>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family-generic="roman"/>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family-generic="roman"/>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family-generic="roman"/>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family-generic="roman"/>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family-generic="roman"/>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family-generic="roman"/>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family-generic="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family-generic="roman"/>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family-generic="roman"/>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family-generic="roman"/>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family-generic="roman"/>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family-generic="roman"/>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family-generic="roman"/>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family-generic="roman"/>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family-generic="roman"/>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family-generic="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thara</meta:initial-creator>
    <meta:editing-cycles>17</meta:editing-cycles>
    <meta:creation-date>2015-11-07T05:34:00</meta:creation-date>
    <dc:date>2016-01-29T23:22:39.973386391</dc:date>
    <meta:editing-duration>PT3M8S</meta:editing-duration>
    <meta:generator>LibreOffice/4.4.2.2$Linux_X86_64 LibreOffice_project/40m0$Build-2</meta:generator>
    <meta:document-statistic meta:table-count="0" meta:image-count="0" meta:object-count="0" meta:page-count="1" meta:paragraph-count="2" meta:word-count="133" meta:character-count="750" meta:non-whitespace-character-count="61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